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sans-serif" svg:font-family="sans-serif"/>
    <style:font-face style:name="sans-serif1" svg:font-family="sans-serif" style:font-family-generic="swiss"/>
  </office:font-face-decls>
  <office:automatic-styles>
    <style:style style:name="P1" style:family="paragraph" style:parent-style-name="Standard">
      <style:paragraph-properties style:writing-mode="lr-tb"/>
      <style:text-properties style:font-name="sans-serif1" fo:font-size="13.5pt" officeooo:paragraph-rsid="001eb466" style:font-size-asian="13.5pt" style:font-size-complex="13.5pt"/>
    </style:style>
    <style:style style:name="P2" style:family="paragraph" style:parent-style-name="Standard">
      <style:paragraph-properties style:writing-mode="lr-tb"/>
      <style:text-properties style:font-name="sans-serif1" fo:font-size="13.5pt" officeooo:paragraph-rsid="001ed404" style:font-size-asian="13.5pt" style:font-size-complex="13.5pt"/>
    </style:style>
    <style:style style:name="P3" style:family="paragraph" style:parent-style-name="Standard">
      <style:paragraph-properties style:writing-mode="lr-tb"/>
      <style:text-properties style:font-name="sans-serif1" fo:font-size="13.5pt" officeooo:paragraph-rsid="001f733e" style:font-size-asian="13.5pt" style:font-size-complex="13.5pt"/>
    </style:style>
    <style:style style:name="P4" style:family="paragraph" style:parent-style-name="Standard">
      <style:paragraph-properties style:writing-mode="lr-tb"/>
      <style:text-properties style:font-name="sans-serif1" fo:font-size="13.5pt" officeooo:paragraph-rsid="0024fd89" style:font-size-asian="13.5pt" style:font-size-complex="13.5pt"/>
    </style:style>
    <style:style style:name="P5" style:family="paragraph" style:parent-style-name="Standard">
      <style:paragraph-properties style:writing-mode="lr-tb"/>
      <style:text-properties style:font-name="sans-serif1" fo:font-size="13.5pt" officeooo:paragraph-rsid="0026257f" style:font-size-asian="13.5pt" style:font-size-complex="13.5pt"/>
    </style:style>
    <style:style style:name="P6" style:family="paragraph" style:parent-style-name="Standard">
      <style:paragraph-properties style:writing-mode="lr-tb"/>
      <style:text-properties style:font-name="sans-serif1" fo:font-size="13.5pt" officeooo:paragraph-rsid="002d33af" style:font-size-asian="13.5pt" style:font-size-complex="13.5pt"/>
    </style:style>
    <style:style style:name="P7" style:family="paragraph" style:parent-style-name="Standard">
      <style:paragraph-properties style:writing-mode="lr-tb"/>
      <style:text-properties style:font-name="sans-serif1" fo:font-size="20pt" officeooo:paragraph-rsid="001eb466" style:font-size-asian="20pt" style:font-size-complex="20pt"/>
    </style:style>
    <style:style style:name="P8" style:family="paragraph" style:parent-style-name="Standard">
      <style:paragraph-properties style:writing-mode="lr-tb"/>
      <style:text-properties officeooo:paragraph-rsid="0024fd89"/>
    </style:style>
    <style:style style:name="P9" style:family="paragraph" style:parent-style-name="Standard">
      <style:paragraph-properties style:writing-mode="lr-tb"/>
      <style:text-properties officeooo:paragraph-rsid="0027daad"/>
    </style:style>
    <style:style style:name="P10" style:family="paragraph" style:parent-style-name="Standard" style:list-style-name="L3">
      <style:paragraph-properties style:writing-mode="lr-tb"/>
      <style:text-properties officeooo:rsid="002b09b7" officeooo:paragraph-rsid="002b09b7"/>
    </style:style>
    <style:style style:name="P11" style:family="paragraph" style:parent-style-name="Standard" style:list-style-name="L3">
      <style:paragraph-properties style:writing-mode="lr-tb"/>
      <style:text-properties officeooo:paragraph-rsid="002b09b7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9.5pt"/>
    </style:style>
    <style:style style:name="T3" style:family="text">
      <style:text-properties style:font-name="sans-serif" fo:font-size="19.5pt" style:font-size-asian="13.5pt" style:font-size-complex="13.5pt"/>
    </style:style>
    <style:style style:name="T4" style:family="text">
      <style:text-properties style:font-name="sans-serif" fo:font-size="13.5pt" style:font-size-asian="13.5pt" style:font-size-complex="13.5pt"/>
    </style:style>
    <style:style style:name="T5" style:family="text">
      <style:text-properties style:font-name="sans-serif" fo:font-size="13.5pt" officeooo:rsid="00290e04" style:font-size-asian="13.5pt" style:font-size-complex="13.5pt"/>
    </style:style>
    <style:style style:name="T6" style:family="text">
      <style:text-properties style:font-name="sans-serif" fo:font-size="13.5pt" officeooo:rsid="002b09b7" style:font-size-asian="13.5pt" style:font-size-complex="13.5pt"/>
    </style:style>
    <style:style style:name="T7" style:family="text">
      <style:text-properties style:font-name="sans-serif" fo:font-size="13.5pt" officeooo:rsid="002c40e4" style:font-size-asian="13.5pt" style:font-size-complex="13.5pt"/>
    </style:style>
    <style:style style:name="T8" style:family="text">
      <style:text-properties style:font-name="sans-serif" fo:font-weight="bold" style:font-weight-asian="bold" style:font-weight-complex="bold"/>
    </style:style>
    <style:style style:name="T9" style:family="text">
      <style:text-properties officeooo:rsid="001eb466"/>
    </style:style>
    <style:style style:name="T10" style:family="text">
      <style:text-properties fo:language="en" fo:country="GB"/>
    </style:style>
    <style:style style:name="T11" style:family="text">
      <style:text-properties fo:language="en" fo:country="GB" officeooo:rsid="001eb466"/>
    </style:style>
    <style:style style:name="T12" style:family="text">
      <style:text-properties fo:language="en" fo:country="GB" officeooo:rsid="001ed404"/>
    </style:style>
    <style:style style:name="T13" style:family="text">
      <style:text-properties fo:language="en" fo:country="GB" officeooo:rsid="001f733e"/>
    </style:style>
    <style:style style:name="T14" style:family="text">
      <style:text-properties fo:language="en" fo:country="GB" officeooo:rsid="00200edf"/>
    </style:style>
    <style:style style:name="T15" style:family="text">
      <style:text-properties fo:language="en" fo:country="GB" officeooo:rsid="0020c38a"/>
    </style:style>
    <style:style style:name="T16" style:family="text">
      <style:text-properties fo:language="en" fo:country="GB" officeooo:rsid="0021f04d"/>
    </style:style>
    <style:style style:name="T17" style:family="text">
      <style:text-properties fo:language="en" fo:country="GB" officeooo:rsid="0023b161"/>
    </style:style>
    <style:style style:name="T18" style:family="text">
      <style:text-properties fo:language="en" fo:country="GB" officeooo:rsid="00247e40"/>
    </style:style>
    <style:style style:name="T19" style:family="text">
      <style:text-properties fo:language="en" fo:country="GB" officeooo:rsid="002c40e4"/>
    </style:style>
    <style:style style:name="T20" style:family="text">
      <style:text-properties fo:language="fr" fo:country="FR" officeooo:rsid="001eb466"/>
    </style:style>
    <style:style style:name="T21" style:family="text">
      <style:text-properties fo:language="fr" fo:country="FR" officeooo:rsid="001ed404"/>
    </style:style>
    <style:style style:name="T22" style:family="text">
      <style:text-properties fo:language="fr" fo:country="FR" officeooo:rsid="001f733e"/>
    </style:style>
    <style:style style:name="T23" style:family="text">
      <style:text-properties fo:language="fr" fo:country="FR" officeooo:rsid="0021f04d"/>
    </style:style>
    <style:style style:name="T24" style:family="text">
      <style:text-properties officeooo:rsid="001ed404"/>
    </style:style>
    <style:style style:name="T25" style:family="text">
      <style:text-properties fo:font-size="13.5pt" style:font-size-asian="13.5pt" style:font-size-complex="13.5pt"/>
    </style:style>
    <style:style style:name="T26" style:family="text">
      <style:text-properties officeooo:rsid="0026257f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style:font-name="sans-serif1" fo:font-size="13.5pt" style:font-size-asian="13.5pt" style:font-size-complex="13.5pt"/>
    </style:style>
    <style:style style:name="T29" style:family="text">
      <style:text-properties style:font-name="sans-serif1" fo:font-size="13.5pt" officeooo:rsid="0026257f" style:font-size-asian="13.5pt" style:font-size-complex="13.5pt"/>
    </style:style>
    <style:style style:name="T30" style:family="text">
      <style:text-properties style:font-name="sans-serif1" fo:font-size="13.5pt" officeooo:rsid="0027daad" style:font-size-asian="13.5pt" style:font-size-complex="13.5pt"/>
    </style:style>
    <style:style style:name="T31" style:family="text">
      <style:text-properties style:font-name="sans-serif1" fo:font-size="13.5pt" fo:language="en" fo:country="GB" officeooo:rsid="0021f04d" style:font-size-asian="13.5pt" style:font-size-complex="13.5pt"/>
    </style:style>
    <style:style style:name="T32" style:family="text">
      <style:text-properties style:font-name="sans-serif1" fo:font-size="13.5pt" fo:language="en" fo:country="GB" officeooo:rsid="0026257f" style:font-size-asian="13.5pt" style:font-size-complex="13.5pt"/>
    </style:style>
    <style:style style:name="T33" style:family="text">
      <style:text-properties style:font-name="sans-serif1" fo:font-size="13.5pt" fo:language="en" fo:country="GB" officeooo:rsid="0027daad" style:font-size-asian="13.5pt" style:font-size-complex="13.5pt"/>
    </style:style>
    <style:style style:name="T34" style:family="text">
      <style:text-properties style:font-name="sans-serif1" fo:font-size="13.5pt" fo:language="fr" fo:country="FR" officeooo:rsid="0021f04d" style:font-size-asian="13.5pt" style:font-size-complex="13.5pt"/>
    </style:style>
    <style:style style:name="T35" style:family="text">
      <style:text-properties officeooo:rsid="00290e04"/>
    </style:style>
    <style:style style:name="T36" style:family="text">
      <style:text-properties officeooo:rsid="002c40e4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2d33af"/>
    </style:style>
    <style:style style:name="T39" style:family="text">
      <style:text-properties officeooo:rsid="002e2369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V.1 - Les temps du passé<text:span text:style-name="T25"><text:line-break/>❖ Compléter le texte en conjuguant le verbe entre parenthèses à l’imparfait ou</text:span></text:p>
      <text:p text:style-name="P1">au passé composé :<text:line-break/>Le mois dernier, j<text:span text:style-name="T9">e me suis rendu</text:span> à la foire aux vins de Strasbourg. C’<text:span text:style-name="T9">é</text:span><text:span text:style-name="T11">tait</text:span> un grand événement alors j’<text:span text:style-name="T11">ai pr</text:span><text:span text:style-name="T20">é</text:span><text:span text:style-name="T11">f</text:span><text:span text:style-name="T20">é</text:span><text:span text:style-name="T11">r</text:span><text:span text:style-name="T20">é</text:span> prendre les transports en commun pour y aller. Il y<text:span text:style-name="T10"> </text:span><text:span text:style-name="T11">avait</text:span><text:span text:style-name="T10"> </text:span>une foule innombrable. Ce salon représ<text:span text:style-name="T11">entait</text:span> le moyen de développer mon réseau puisque <text:span text:style-name="T10">j’</text:span><text:span text:style-name="T11">ai </text:span><text:span text:style-name="T10">souhait</text:span><text:span text:style-name="T20">é</text:span> faire carrière dans une maison vinicole.<text:line-break/>Pour valider mon diplôme, je dev<text:span text:style-name="T11">ais</text:span> trouver un stage. J’<text:span text:style-name="T12">allais</text:span> visiter différents stands et <text:span text:style-name="T10">j’</text:span><text:span text:style-name="T12">ai </text:span><text:span text:style-name="T10">rencontr</text:span><text:span text:style-name="T12">é</text:span> de nombreux professionnels. J’av<text:span text:style-name="T12">ais</text:span> un bon contact avec un des responsables.<text:line-break/>Il <text:span text:style-name="T10">m’</text:span><text:span text:style-name="T12">a </text:span><text:span text:style-name="T10">pos</text:span><text:span text:style-name="T21">é</text:span> beaucoup de questions et à la fin de l’entretien, il voul<text:span text:style-name="T12">ait</text:span> que je lui donne mon CV. Une semaine plus tard, il<text:span text:style-name="T10"> </text:span><text:span text:style-name="T12">m’appelait</text:span><text:span text:style-name="T10"> </text:span>pour passer un entretien et il <text:span text:style-name="T10">m’</text:span><text:span text:style-name="T12">a </text:span><text:span text:style-name="T10">embauch</text:span><text:span text:style-name="T12">é</text:span>.</text:p>
      <text:p text:style-name="P1"><text:line-break/>❖ Ajouter deux phrases au plus-que-parfait dans le texte précédent : Réponse libre</text:p>
      <text:p text:style-name="P2">1.Il y<text:span text:style-name="T10"> </text:span><text:span text:style-name="T11">avai</text:span><text:span text:style-name="T12">t eu</text:span><text:span text:style-name="T10"> </text:span>une foule innombrable.<text:line-break/>2.J’av<text:span text:style-name="T12">ais eu</text:span> un bon contact avec un des responsables.</text:p>
      <text:p text:style-name="P1"><text:line-break/>❖ Compléter le texte en conjuguant le verbe à l’imparfait ou au passé composé :<text:line-break/>C’<text:span text:style-name="T24">é</text:span><text:span text:style-name="T12">tait</text:span> un jour de février. Il<text:span text:style-name="T10"> </text:span><text:span text:style-name="T12">faisait</text:span><text:span text:style-name="T10"> </text:span>une température glaciale et il pleuv<text:span text:style-name="T12">ait</text:span> des cordes. Je<text:line-break/>reven<text:span text:style-name="T12">ais</text:span> du travail quand <text:span text:style-name="T10">j’</text:span><text:span text:style-name="T12">ai </text:span><text:span text:style-name="T10">rencont</text:span><text:span text:style-name="T12">ré</text:span> une ancienne collègue. Elle <text:s/><text:span text:style-name="T12">ne m’a </text:span>pas v<text:span text:style-name="T12">ue</text:span><text:line-break/>immédiatement. Je l’appel<text:span text:style-name="T12">ais</text:span>, je<text:span text:style-name="T10"> </text:span><text:span text:style-name="T12">me</text:span><text:span text:style-name="T10"> </text:span>présent<text:span text:style-name="T12">ais</text:span> et nous <text:span text:style-name="T12">avons </text:span>discut<text:span text:style-name="T24">é</text:span> à l’abri dans la rue. Elle m’<text:span text:style-name="T12">a</text:span> expliqu<text:span text:style-name="T24">é</text:span> qu’elle <text:span text:style-name="T24">é</text:span><text:span text:style-name="T12">tait</text:span> divorcée et qu’elle av<text:span text:style-name="T12">ait</text:span> des enfants. Nous<text:span text:style-name="T10"> </text:span><text:span text:style-name="T12">nous </text:span>souven<text:span text:style-name="T12">ions</text:span> des anecdotes du travail quand <text:span text:style-name="T12">j’ai </text:span>réalis<text:span text:style-name="T24">é</text:span> qu’il <text:span text:style-name="T24">é</text:span>t<text:span text:style-name="T12">ait</text:span> déjà tard. Ma femme m’attend<text:span text:style-name="T12">ait</text:span> pour le repas. Alors, <text:span text:style-name="T10">j’</text:span><text:span text:style-name="T12">ai </text:span><text:span text:style-name="T10">pr</text:span><text:span text:style-name="T12">is</text:span> son numéro de téléphone et nous<text:span text:style-name="T10"> </text:span><text:span text:style-name="T12">nous</text:span><text:span text:style-name="T10"> </text:span>salu<text:span text:style-name="T12">ions</text:span>.</text:p>
      <text:p text:style-name="P3"><text:line-break/>❖ Ajouter quatre phrases au plus-que-parfait dans le texte précédent : Réponse libre<text:line-break/>1.Elle m’<text:span text:style-name="T12">a</text:span><text:span text:style-name="T13">vait</text:span> expliqu<text:span text:style-name="T24">é</text:span> qu’elle <text:span text:style-name="T24">é</text:span><text:span text:style-name="T12">tait</text:span> divorcée et qu’elle av<text:span text:style-name="T12">ait</text:span> des enfants.<text:line-break/>2.Alors, <text:span text:style-name="T10">j’</text:span><text:span text:style-name="T12">a</text:span><text:span text:style-name="T13">vais</text:span><text:span text:style-name="T12"> </text:span><text:span text:style-name="T10">pr</text:span><text:span text:style-name="T12">is</text:span> son numéro de téléphone et nous<text:span text:style-name="T10"> </text:span><text:span text:style-name="T12">nous</text:span><text:span text:style-name="T10"> </text:span>salu<text:span text:style-name="T12">ions</text:span>.<text:line-break/>3.Elle <text:s/><text:span text:style-name="T12">ne m’a</text:span><text:span text:style-name="T13">vait</text:span><text:span text:style-name="T12"> </text:span>pas v<text:span text:style-name="T12">ue </text:span>immédiatement.<text:line-break/>4.<text:span text:style-name="T10">J’</text:span><text:span text:style-name="T22">ét</text:span><text:span text:style-name="T13">ais </text:span><text:span text:style-name="T10">reven</text:span><text:span text:style-name="T13">u</text:span> du travail quand <text:span text:style-name="T10">j’</text:span><text:span text:style-name="T12">a</text:span><text:span text:style-name="T13">vais</text:span><text:span text:style-name="T12"> </text:span><text:span text:style-name="T10">rencont</text:span><text:span text:style-name="T12">ré</text:span> une ancienne collègue.</text:p>
      <text:p text:style-name="P3"/>
      <text:p text:style-name="P3"><text:span text:style-name="T27">IV.2 - Indicatif ou subjonctif</text:span><text:line-break/>❖ Conjuguer le verbe entre parenthèses au subjonctif présent.<text:line-break/>1. J’ai bien peur qu’elle ne<text:span text:style-name="T10"> <text:s/></text:span><text:span text:style-name="T13">puisse</text:span><text:span text:style-name="T10"> </text:span>pas venir à mon anniversaire.<text:line-break/>2. Mon père est si content que je<text:span text:style-name="T10"> </text:span><text:span text:style-name="T13">fasse</text:span></text:p>
      <text:p text:style-name="P3"><text:span text:style-name="T10"><text:s/></text:span>des études.<text:line-break/>3. Nous économisons pour que notre projet de tour du monde se réalise.<text:line-break/>4. De crainte que les enfants ne les découvr<text:span text:style-name="T13">ent</text:span>, les parents cachent les <text:soft-page-break/>cadeaux.<text:line-break/>5. J’aimerais beaucoup que tu <text:span text:style-name="T10">v</text:span><text:span text:style-name="T13">iennes </text:span><text:span text:style-name="T10">avec</text:span> moi voir cette exposition.<text:line-break/>6. Il est important que tu sa<text:span text:style-name="T14">che</text:span> la vérité.<text:line-break/>7. Je ne pense pas qu’elle<text:span text:style-name="T10"> </text:span><text:span text:style-name="T14">soit</text:span><text:span text:style-name="T10"> </text:span>de très bonne humeur aujourd’hui.<text:line-break/>8. Ils sont ravis que leur fils a<text:span text:style-name="T14">it</text:span> un travail.<text:line-break/>9. Ils voudraient que nous y<text:span text:style-name="T10"> </text:span><text:span text:style-name="T14">allons</text:span><text:span text:style-name="T10"> </text:span>avec eux.<text:line-break/>10. Je suis tellement contente que tu v<text:span text:style-name="T14">euilles</text:span> bien m’aider.</text:p>
      <text:p text:style-name="P3"><text:line-break/>❖ Choisir la forme correcte du verbe.<text:line-break/>1. J’espère vraiment que tu <text:s/>vas obtenir ce travail.<text:line-break/>2. Nous aimerions partir <text:s/>en vacances.<text:line-break/>3. Elle a fait beaucoup d’effort pour que nous <text:s/>passions une bonne soirée </text:p>
      <text:p text:style-name="P4">4. Je crois qu’il ne puisse <text:s/>pas venir.<text:line-break/>5. Je ne trouve pas que cette robe lui va bien.<text:line-break/>6. C’est le livre que tu connaisses.<text:line-break/>7. Je ne veux pas que tu sois déçu.<text:line-break/>8. Ils ont eu peur que notre train parte avec du retard.<text:line-break/>9. Je doute que le chauffeur de taxi sache comment aller chez elle.<text:line-break/>10. Il est certain que ses notes soient à la hauteur de son investissement personnel.</text:p>
      <text:p text:style-name="P5"><text:line-break/>❖ Répondre aux questions suivantes.<text:line-break/>1. Tu crois qu’ils sont déçus ? Non, je ne crois pas <text:span text:style-name="T15">qu’ils le sont.</text:span><text:line-break/>2. Vous pensez qu’elle a assez d’argent ? Non, nous ne pensons pas <text:span text:style-name="T15">qu’elle en a.</text:span><text:line-break/>3. Tu trouves que ce plat est bon ? Non, je ne<text:span text:style-name="T10"> </text:span><text:span text:style-name="T15">le</text:span><text:span text:style-name="T10"> </text:span>trouve pas <text:span text:style-name="T26">qu’il l’est.</text:span><text:line-break/>4. Tu ne crois pas qu’elle soit malade ? Si, je crois<text:span text:style-name="T10"> </text:span><text:span text:style-name="T15">qu’elle l’est.</text:span><text:line-break/>5. Vous trouvez qu’il fait froid ? Oui, je l<text:span text:style-name="T15">e</text:span> trouve <text:span text:style-name="T26">qu’il l’est.</text:span></text:p>
      <text:p text:style-name="P9"><text:span text:style-name="T28"><text:line-break/>❖ Transform</text:span><text:span text:style-name="T30">ation</text:span><text:span text:style-name="T28"> </text:span><text:span text:style-name="T30">du</text:span><text:span text:style-name="T28"> texte :<text:line-break/>Je voudrais que ma maison </text:span><text:span text:style-name="T30">soit grande et éclairé.</text:span><text:span text:style-name="T28"><text:line-break/>J’aimerais </text:span><text:span text:style-name="T30">que l</text:span><text:span text:style-name="T29">es </text:span><text:span text:style-name="T34">voisins</text:span><text:span text:style-name="T31"> </text:span><text:span text:style-name="T32">font du </text:span><text:span text:style-name="T33">pétit</text:span><text:span text:style-name="T32"> b</text:span><text:span text:style-name="T33">r</text:span><text:span text:style-name="T32">uit</text:span><text:span text:style-name="T30">.</text:span><text:span text:style-name="T28"><text:line-break/>Je préférerais </text:span><text:span text:style-name="T30">qu’</text:span><text:span text:style-name="T28"> </text:span><text:span text:style-name="T30">il</text:span><text:span text:style-name="T28"> y a beaucoup pièces.<text:line-break/>Je souhaiterais </text:span><text:span text:style-name="T30">que</text:span><text:span text:style-name="T28"> </text:span><text:span text:style-name="T30">j</text:span><text:span text:style-name="T28">e peux aller en ville à pied.<text:line-break/>J’adorerais </text:span><text:span text:style-name="T30">que</text:span><text:span text:style-name="T28"> </text:span><text:span text:style-name="T30">l</text:span><text:span text:style-name="T28">e jardin est bien entretenu.</text:span></text:p>
      <text:p text:style-name="P4"><text:line-break/>❖ <text:span text:style-name="T35">On </text:span>Constitue des phrases avec les mots suivants :<text:line-break/>1. Je ne<text:span text:style-name="T10"> </text:span><text:span text:style-name="T16">veux</text:span><text:span text:style-name="T10"> </text:span>pas<text:span text:style-name="T10"> </text:span><text:span text:style-name="T16">me</text:span><text:span text:style-name="T10"> </text:span>coucher tôt.<text:line-break/>2. Mon frère<text:span text:style-name="T10"> </text:span><text:span text:style-name="T17">est</text:span><text:span text:style-name="T10"> </text:span>triste<text:span text:style-name="T10"> </text:span><text:span text:style-name="T17">car</text:span><text:span text:style-name="T10"> </text:span>sa copine<text:span text:style-name="T10"> </text:span><text:span text:style-name="T17">est</text:span><text:span text:style-name="T10"> </text:span>parti<text:span text:style-name="T17">e</text:span> en vacances.<text:line-break/>3. Ils <text:span text:style-name="T23">ont</text:span><text:span text:style-name="T16"> </text:span>peur<text:span text:style-name="T10"> </text:span><text:span text:style-name="T23">qu</text:span><text:span text:style-name="T16">’</text:span><text:span text:style-name="T10"> </text:span>pleuv<text:span text:style-name="T16">e</text:span><text:line-break/>4. Elle souhaite que tu <text:s/>fa<text:span text:style-name="T16">sse</text:span><text:span text:style-name="T17">s</text:span> la vaisselle..<text:line-break/>5. Nous <text:span text:style-name="T23">voulons</text:span><text:span text:style-name="T16"> </text:span>aller à ce concert.</text:p>
      <text:p text:style-name="P4"><text:line-break/>❖ Souhaits pour cette année (réponse libre) :<text:line-break/>1. Je voudrais que mes parent<text:span text:style-name="T35">s vivent une vie pleine d’amour.</text:span><text:line-break/>2. Je voudrais que mes parents <text:span text:style-name="T35">me partagent leur sagesse et bienveillance.</text:span><text:line-break/><text:soft-page-break/>3. Je voudrais <text:span text:style-name="T35">que la vie me réserve une année pleine de succès.</text:span><text:line-break/>4. Je voudrais <text:span text:style-name="T35">que les gens malheureux soient heureux pour le reste de leur vie.</text:span></text:p>
      <text:p text:style-name="P4"/>
      <text:p text:style-name="P8"><text:span text:style-name="T3">IV.3 - L’accord du participe-passé des verbes pronominaux</text:span><text:span text:style-name="T28"><text:line-break/></text:span><text:span text:style-name="T4">Consigne : </text:span><text:span text:style-name="T5">on s</text:span><text:span text:style-name="T4">électio</text:span><text:span text:style-name="T5">nne</text:span><text:span text:style-name="T4"> la bonne forme</text:span><text:span text:style-name="T28"><text:line-break/></text:span><text:span text:style-name="T4">Méfiez-vous des verbes à la forme pronominale. N'accordez le participe passé avec le sujet que</text:span><text:span text:style-name="T28"><text:line-break/></text:span><text:span text:style-name="T4">si ME = MOI, TE = TOI, etc. ; jamais si ME = A MOI, TE = A TOI, etc.</text:span></text:p>
      <text:p text:style-name="P4"><text:span text:style-name="T1"/></text:p>
      <text:list xml:id="list2037591885" text:style-name="L3">
        <text:list-item>
          <text:p text:style-name="P11"><text:span text:style-name="T6">Elles se sont </text:span><text:span text:style-name="T4">décidées.</text:span></text:p>
        </text:list-item>
        <text:list-item>
          <text:p text:style-name="P11"><text:span text:style-name="T6">Ils se sont </text:span><text:span text:style-name="T4">répondus.</text:span></text:p>
        </text:list-item>
        <text:list-item>
          <text:p text:style-name="P10"><text:span text:style-name="T4">Nous nous étions écrits.</text:span></text:p>
        </text:list-item>
        <text:list-item>
          <text:p text:style-name="P10"><text:span text:style-name="T4">Elle s'est renseignée .</text:span></text:p>
        </text:list-item>
        <text:list-item>
          <text:p text:style-name="P10"><text:span text:style-name="T4">Elle s'est essayée à ce jeu .</text:span></text:p>
        </text:list-item>
        <text:list-item>
          <text:p text:style-name="P10"><text:span text:style-name="T4">Ils se sont rendus à la gare. </text:span></text:p>
        </text:list-item>
        <text:list-item>
          <text:p text:style-name="P10"><text:span text:style-name="T4">Elles ne se sont pas nuies.</text:span></text:p>
        </text:list-item>
        <text:list-item>
          <text:p text:style-name="P10"><text:span text:style-name="T4">Elle dit : "je me suis offert une croisière" .</text:span></text:p>
        </text:list-item>
        <text:list-item>
          <text:p text:style-name="P10"><text:span text:style-name="T4">Nous nous sommes efforcé</text:span><text:span text:style-name="T7">es</text:span><text:span text:style-name="T4"> d'aider nos maris.</text:span></text:p>
        </text:list-item>
        <text:list-item>
          <text:p text:style-name="P10"><text:span text:style-name="T4">Tu t'étais ému</text:span><text:span text:style-name="T7">e</text:span><text:span text:style-name="T4"> des reproches de ton mari </text:span></text:p>
        </text:list-item>
      </text:list>
      <text:p text:style-name="P4"><text:span text:style-name="T1"/></text:p>
      <text:p text:style-name="P4"><text:span text:style-name="T27">IV.4 - Discours indirect</text:span><text:line-break/>❖ Transform<text:span text:style-name="T35">ation</text:span> <text:span text:style-name="T35">d</text:span>es phrases au discours indirect :<text:line-break/>1. « Tu as fini de faire ta valise ? » =&gt; Elle me demande <text:span text:style-name="T17">si j’avais fini ma valise</text:span><text:line-break/>2. « Mange tes légumes ! » <text:span text:style-name="T36">=&gt; </text:span><text:span text:style-name="T17">IL m’ordonne de manger mes légumes</text:span><text:line-break/>3. « Elle préfère quoi ? »<text:span text:style-name="T10"> </text:span><text:span text:style-name="T19">=&gt; </text:span><text:span text:style-name="T17">Il m’a demande ce qu’elle préfère</text:span><text:line-break/>4. « Oh non, c’est moche ! » <text:span text:style-name="T36">=&gt;</text:span> <text:span text:style-name="T18">Il dit que c’est moche</text:span><text:line-break/>5. « Vous arrivez quand ? » <text:span text:style-name="T36">=&gt; </text:span><text:span text:style-name="T18">Il me demande quand est ce que nous arrivons</text:span><text:line-break/>6. « Ne laisse pas la lumière ! » <text:span text:style-name="T36">=&gt;</text:span> <text:span text:style-name="T18">Il m’ordonne de ne pas laisser la lumiere</text:span><text:line-break/>7. « Je m’appelle Laure. » <text:span text:style-name="T36">=&gt;</text:span> <text:span text:style-name="T18">Elle dit qu’elle s’appelle Laure</text:span><text:line-break/>8. « Tu as fait quoi hier ? » <text:span text:style-name="T36">=&gt; Elle me questionne ce que j’ai fait hier.</text:span><text:line-break/>9. « Qu’est-ce qui t’intéresse ? » <text:span text:style-name="T36">=&gt; Elle me demande ce qui m’intéressais.</text:span><text:line-break/>10. « On va au restaurant ? » <text:span text:style-name="T36">=&gt; Je disais que nous allions au restaurant.</text:span></text:p>
      <text:p text:style-name="P6"><text:line-break/>❖ <text:span text:style-name="T36">On r</text:span>etranscri<text:span text:style-name="T36">t</text:span> ce dialogue au discours indirect :<text:line-break/>=&gt; Une mère rentre du travail et demande à son fils s’il a fait tous ses devoirs. <text:span text:style-name="T38">Le fils répond à sa mère que non</text:span> mais, <text:span text:style-name="T38">il</text:span> va les faire. <text:span text:style-name="T38">La m</text:span>ère <text:span text:style-name="T38">demande à son fils</text:span> <text:span text:style-name="T38">ce qu’il faisait</text:span> pendant <text:span text:style-name="T38">son</text:span> absence. <text:span text:style-name="T38">Le fils a répond</text:span> <text:span text:style-name="T38">à sa mère qu’il avait</text:span> téléphoné à <text:span text:style-name="T38">son</text:span> copain pour un projet de l’école. <text:span text:style-name="T38">La m</text:span>èr<text:span text:style-name="T38">e dit à son fils de ne pas lui</text:span> raconte<text:span text:style-name="T38">r</text:span> d’histoires. <text:span text:style-name="T38">Le f</text:span>ils <text:span text:style-name="T39">a promis</text:span><text:span text:style-name="T38"> qu’il</text:span> <text:span text:style-name="T38">a fait</text:span> <text:span text:style-name="T38">de </text:span>l’exposé avec Xavier, <text:span text:style-name="T38">et sa mère </text:span>le connais<text:span text:style-name="T38">sait</text:span>.</text:p>
      <text:p text:style-name="P3"/>
      <text:p text:style-name="P3"><text:span text:style-name="T2">IV.5 - DELF B1</text:span><text:line-break/><text:span text:style-name="T8">EXERCICES EN AUTONOMIE</text:span><text:span text:style-name="T37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sans-serif" svg:font-family="sans-serif"/>
    <style:font-face style:name="sans-serif1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0T10:50:32.441000000</meta:creation-date>
    <dc:date>2022-06-29T11:09:43.365000000</dc:date>
    <meta:editing-duration>PT18M29S</meta:editing-duration>
    <meta:editing-cycles>3</meta:editing-cycles>
    <meta:generator>LibreOffice/7.3.0.3$Windows_X86_64 LibreOffice_project/0f246aa12d0eee4a0f7adcefbf7c878fc2238db3</meta:generator>
    <meta:document-statistic meta:table-count="0" meta:image-count="0" meta:object-count="0" meta:page-count="3" meta:paragraph-count="28" meta:word-count="1185" meta:character-count="6359" meta:non-whitespace-character-count="5190"/>
  </office:meta>
</office:document-meta>
</file>